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ServerUserRegistryTests.getUserFromLocal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ultiServerUserRegistryTests.getUserFromRemote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ultiServerUserRegistryTests.purgeExpiredRegis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ultiServerUserRegistryTests.findSubscriptionsFromRemote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MultiServerUserRegistryTests.getSessionsWhenUserIsConnectedToMultipleServ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